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f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DocViewer">
        <text:section text:style-name="Sect1" text:name="Page1">
          <text:p text:style-name="Standard">The research, design, implementation and operation of an effective investment program is greatly aidedby a deep understanding of the relationships between investment alternatives within the investmentuniverse. In my final project, I will scrape the performance track records of all Commodity TradingAdvisors (CTAs) in the managed futures database associated with the Altegris managed futures website(<text:span text:style-name="T1">http://managedfutures.com/program_profiles.aspx</text:span>).Extracted data include monthly CTA programreturns, biographies of principals associated with the program, notes regarding performancecalculations, program strategy descriptions, investment terms, sector allocations, and investmentstrategy classifications. I will upload the data to a database and model the relationships between fundswith the objective of statistically classifying funds based on commonality in return profiles. Automatedallocation, risk, and performance reporting will employ a statistical factor model to track the diversity inthe available investment universe and provide decision support for making diversity-maximizingallocations within the CTA investment program universe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rek Nokes</meta:initial-creator>
    <meta:creation-date>2015-05-24T12:37:21.67</meta:creation-date>
    <meta:document-statistic meta:table-count="0" meta:image-count="0" meta:object-count="0" meta:page-count="1" meta:paragraph-count="1" meta:word-count="137" meta:character-count="1144"/>
    <dc:date>2015-05-24T12:38:17.07</dc:date>
    <dc:creator>Derek Nokes</dc:creator>
    <meta:editing-duration>PT1M1S</meta:editing-duration>
    <meta:editing-cycles>1</meta:editing-cycles>
    <meta:generator>OpenOffice/4.1.1$Win32 OpenOffice.org_project/411m6$Build-9775</meta:generator>
  </office:meta>
</office:document-meta>
</file>